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4fb72" style:font-name-asian="Ubuntu2" style:font-size-asian="8pt" style:font-name-complex="Ubuntu2" style:font-size-complex="8pt"/>
    </style:style>
    <style:style style:name="P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6093d" style:font-name-asian="Ubuntu2" style:font-size-asian="8pt" style:font-name-complex="Ubuntu2" style:font-size-complex="8pt"/>
    </style:style>
    <style:style style:name="P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56eda9" officeooo:paragraph-rsid="0096508d" style:font-name-asian="Ubuntu2" style:font-size-asian="8pt" style:font-name-complex="Ubuntu2" style:font-size-complex="8pt"/>
    </style:style>
    <style:style style:name="P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839de2" style:font-name-asian="Ubuntu2" style:font-size-asian="8pt" style:font-name-complex="Ubuntu2" style:font-size-complex="8pt"/>
    </style:style>
    <style:style style:name="P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4fb72" style:font-name-asian="Ubuntu2" style:font-size-asian="8pt" style:font-name-complex="Ubuntu2" style:font-size-complex="8pt"/>
    </style:style>
    <style:style style:name="P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67c019" officeooo:paragraph-rsid="0096508d" style:font-name-asian="Ubuntu2" style:font-size-asian="8pt" style:font-name-complex="Ubuntu2" style:font-size-complex="8pt"/>
    </style:style>
    <style:style style:name="P7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officeooo:rsid="0071c9ce" officeooo:paragraph-rsid="00839de2" style:font-name-asian="Ubuntu2" style:font-size-asian="8pt" style:font-name-complex="Ubuntu2" style:font-size-complex="8pt"/>
    </style:style>
    <style:style style:name="P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1" fo:font-size="8pt" fo:font-style="italic" officeooo:rsid="0067c019" officeooo:paragraph-rsid="0096508d" style:font-name-asian="Ubuntu2" style:font-size-asian="8pt" style:font-style-asian="italic" style:font-name-complex="Ubuntu2" style:font-size-complex="8pt" style:font-style-complex="italic"/>
    </style:style>
    <style:style style:name="P9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P10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style:font-name="Ubuntu" fo:font-size="12pt" fo:font-weight="bold" officeooo:rsid="007d7c4d" officeooo:paragraph-rsid="001c237a" style:font-name-asian="Ubuntu2" style:font-size-asian="12pt" style:font-weight-asian="bold" style:font-name-complex="Ubuntu2" style:font-size-complex="12pt"/>
    </style:style>
    <style:style style:name="P11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officeooo:rsid="0056eda9" officeooo:paragraph-rsid="00839de2" style:font-name-asian="Ubuntu2" style:font-size-asian="8pt" style:font-name-complex="Ubuntu2" style:font-size-complex="8pt"/>
    </style:style>
    <style:style style:name="P1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weight="bold" officeooo:rsid="007077dd" officeooo:paragraph-rsid="007077dd" style:font-name-asian="Ubuntu2" style:font-size-asian="8pt" style:font-weight-asian="bold" style:font-name-complex="Ubuntu2" style:font-size-complex="8pt"/>
    </style:style>
    <style:style style:name="P1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style="italic" officeooo:rsid="0096093d" officeooo:paragraph-rsid="0096093d" style:font-name-asian="Ubuntu2" style:font-size-asian="8pt" style:font-style-asian="italic" style:font-name-complex="Ubuntu2" style:font-size-complex="8pt" style:font-style-complex="italic"/>
    </style:style>
    <style:style style:name="P1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style="italic" officeooo:rsid="0096093d" officeooo:paragraph-rsid="00839de2" style:font-name-asian="Ubuntu2" style:font-size-asian="8pt" style:font-style-asian="italic" style:font-name-complex="Ubuntu2" style:font-size-complex="8pt" style:font-style-complex="italic"/>
    </style:style>
    <style:style style:name="P15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style:font-name="Ubuntu" fo:font-size="8pt" fo:font-style="italic" officeooo:rsid="0096093d" officeooo:paragraph-rsid="0096508d" style:font-name-asian="Ubuntu2" style:font-size-asian="8pt" style:font-style-asian="italic" style:font-name-complex="Ubuntu2" style:font-size-complex="8pt" style:font-style-complex="italic"/>
    </style:style>
    <style:style style:name="P16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632abf" officeooo:paragraph-rsid="00839de2"/>
    </style:style>
    <style:style style:name="P17" style:family="paragraph" style:parent-style-name="Standard">
      <loext:graphic-properties draw:fill="solid" draw:fill-color="#ffffff"/>
      <style:paragraph-properties fo:text-align="center" style:justify-single-word="false" fo:orphans="0" fo:widows="0" fo:background-color="#ffffff"/>
      <style:text-properties officeooo:paragraph-rsid="001c237a"/>
    </style:style>
    <style:style style:name="P18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rsid="0056eda9" officeooo:paragraph-rsid="00839de2"/>
    </style:style>
    <style:style style:name="P19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6093d"/>
    </style:style>
    <style:style style:name="P20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/>
      <style:text-properties officeooo:paragraph-rsid="0096508d"/>
    </style:style>
    <style:style style:name="P21" style:family="paragraph" style:parent-style-name="Standard">
      <loext:graphic-properties draw:fill="solid" draw:fill-color="#ffffff"/>
      <style:paragraph-properties fo:text-align="center" style:justify-single-word="false" fo:keep-together="auto" fo:orphans="0" fo:widows="0" fo:background-color="#ffffff" fo:padding="0cm" fo:border="none" fo:keep-with-next="auto"/>
      <style:text-properties style:font-name="Ubuntu" fo:font-size="10pt" style:font-name-asian="Ubuntu2" style:font-size-asian="10pt" style:font-name-complex="Ubuntu2" style:font-size-complex="10pt"/>
    </style:style>
    <style:style style:name="P22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6093d" officeooo:paragraph-rsid="0096093d" style:font-name-asian="Ubuntu2" style:font-size-asian="8pt" style:font-name-complex="Ubuntu2" style:font-size-complex="8pt"/>
    </style:style>
    <style:style style:name="P23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49cm" fo:border="0.06pt solid #000000" style:shadow="none"/>
      <style:text-properties style:font-name="MathJax_Typewriter" fo:font-size="8pt" officeooo:rsid="0096508d" officeooo:paragraph-rsid="0096508d" style:font-name-asian="Ubuntu2" style:font-size-asian="8pt" style:font-name-complex="Ubuntu2" style:font-size-complex="8pt"/>
    </style:style>
    <style:style style:name="P24" style:family="paragraph" style:parent-style-name="Standard">
      <loext:graphic-properties draw:fill="solid" draw:fill-color="#ffffff"/>
      <style:paragraph-properties fo:text-align="justify" style:justify-single-word="false" fo:orphans="0" fo:widows="0" fo:background-color="#ffffff" fo:padding="0.074cm" fo:border-left="none" fo:border-right="none" fo:border-top="none" fo:border-bottom="0.06pt solid #000000" style:join-border="false"/>
      <style:text-properties officeooo:paragraph-rsid="0094fb72"/>
    </style:style>
    <style:style style:name="P25" style:family="paragraph" style:parent-style-name="Horizontal_20_Line">
      <style:text-properties officeooo:paragraph-rsid="0096508d"/>
    </style:style>
    <style:style style:name="P26" style:family="paragraph" style:parent-style-name="Standard" style:master-page-name="Standard">
      <loext:graphic-properties draw:fill="solid" draw:fill-color="#ffffff"/>
      <style:paragraph-properties fo:text-align="center" style:justify-single-word="false" fo:orphans="0" fo:widows="0" style:page-number="1" fo:background-color="#ffffff"/>
      <style:text-properties style:font-name="Ubuntu" fo:font-size="12pt" fo:font-weight="bold" officeooo:rsid="00632abf" officeooo:paragraph-rsid="00632abf" style:font-name-asian="Ubuntu2" style:font-size-asian="12pt" style:font-weight-asian="bold" style:font-name-complex="Ubuntu2" style:font-size-complex="12pt"/>
    </style:style>
    <style:style style:name="T1" style:family="text">
      <style:text-properties style:font-name="Ubuntu" fo:font-size="12pt" fo:font-weight="bold" style:font-name-asian="Ubuntu2" style:font-size-asian="12pt" style:font-weight-asian="bold" style:font-name-complex="Ubuntu2" style:font-size-complex="12pt"/>
    </style:style>
    <style:style style:name="T2" style:family="text">
      <style:text-properties style:font-name="Ubuntu" fo:font-size="12pt" fo:font-weight="bold" officeooo:rsid="00065832" style:font-name-asian="Ubuntu2" style:font-size-asian="12pt" style:font-weight-asian="bold" style:font-name-complex="Ubuntu2" style:font-size-complex="12pt"/>
    </style:style>
    <style:style style:name="T3" style:family="text">
      <style:text-properties style:font-name="Ubuntu" fo:font-size="8pt" style:font-name-asian="Ubuntu2" style:font-size-asian="8pt" style:font-name-complex="Ubuntu2" style:font-size-complex="8pt"/>
    </style:style>
    <style:style style:name="T4" style:family="text">
      <style:text-properties style:font-name="Ubuntu" fo:font-size="8pt" officeooo:rsid="004fed3f" style:font-name-asian="Ubuntu2" style:font-size-asian="8pt" style:font-name-complex="Ubuntu2" style:font-size-complex="8pt"/>
    </style:style>
    <style:style style:name="T5" style:family="text">
      <style:text-properties style:font-name="Ubuntu" fo:font-size="8pt" officeooo:rsid="00632abf" style:font-name-asian="Ubuntu2" style:font-size-asian="8pt" style:font-name-complex="Ubuntu2" style:font-size-complex="8pt"/>
    </style:style>
    <style:style style:name="T6" style:family="text">
      <style:text-properties style:font-name="Ubuntu" fo:font-size="8pt" officeooo:rsid="00698af6" style:font-name-asian="Ubuntu2" style:font-size-asian="8pt" style:font-name-complex="Ubuntu2" style:font-size-complex="8pt"/>
    </style:style>
    <style:style style:name="T7" style:family="text">
      <style:text-properties style:font-name="Ubuntu" fo:font-size="8pt" style:text-underline-style="solid" style:text-underline-width="auto" style:text-underline-color="font-color" style:font-name-asian="Ubuntu2" style:font-size-asian="8pt" style:font-name-complex="Ubuntu2" style:font-size-complex="8pt"/>
    </style:style>
    <style:style style:name="T8" style:family="text">
      <style:text-properties style:font-name="Ubuntu" fo:font-size="8pt" style:text-underline-style="solid" style:text-underline-width="auto" style:text-underline-color="font-color" officeooo:rsid="00632abf" style:font-name-asian="Ubuntu2" style:font-size-asian="8pt" style:font-name-complex="Ubuntu2" style:font-size-complex="8pt"/>
    </style:style>
    <style:style style:name="T9" style:family="text">
      <style:text-properties style:font-name="Ubuntu" fo:font-size="8pt" style:text-underline-style="solid" style:text-underline-width="auto" style:text-underline-color="font-color" officeooo:rsid="00698af6" style:font-name-asian="Ubuntu2" style:font-size-asian="8pt" style:font-name-complex="Ubuntu2" style:font-size-complex="8pt"/>
    </style:style>
    <style:style style:name="T10" style:family="text">
      <style:text-properties style:font-name="Ubuntu" fo:font-size="8pt" style:text-underline-style="solid" style:text-underline-width="auto" style:text-underline-color="font-color" officeooo:rsid="0075a63e" style:font-name-asian="Ubuntu2" style:font-size-asian="8pt" style:font-name-complex="Ubuntu2" style:font-size-complex="8pt"/>
    </style:style>
    <style:style style:name="T11" style:family="text">
      <style:text-properties style:font-name="Ubuntu" fo:font-size="8pt" style:text-underline-style="solid" style:text-underline-width="auto" style:text-underline-color="font-color" officeooo:rsid="0096093d" style:font-name-asian="Ubuntu2" style:font-size-asian="8pt" style:font-name-complex="Ubuntu2" style:font-size-complex="8pt"/>
    </style:style>
    <style:style style:name="T12" style:family="text">
      <style:text-properties style:font-name="Ubuntu" fo:font-size="8pt" fo:font-style="italic" officeooo:rsid="0096093d" style:font-name-asian="Ubuntu2" style:font-size-asian="8pt" style:font-style-asian="italic" style:font-name-complex="Ubuntu2" style:font-size-complex="8pt" style:font-style-complex="italic"/>
    </style:style>
    <style:style style:name="T13" style:family="text">
      <style:text-properties style:font-name="Ubuntu" fo:font-size="8pt" fo:font-style="italic" officeooo:rsid="0096508d" style:font-name-asian="Ubuntu2" style:font-size-asian="8pt" style:font-style-asian="italic" style:font-name-complex="Ubuntu2" style:font-size-complex="8pt" style:font-style-complex="italic"/>
    </style:style>
    <style:style style:name="T14" style:family="text">
      <style:text-properties officeooo:rsid="0065f891"/>
    </style:style>
    <style:style style:name="T15" style:family="text">
      <style:text-properties officeooo:rsid="006bb910"/>
    </style:style>
    <style:style style:name="T16" style:family="text">
      <style:text-properties officeooo:rsid="008c5398"/>
    </style:style>
    <style:style style:name="T17" style:family="text">
      <style:text-properties officeooo:rsid="00931d1d"/>
    </style:style>
    <style:style style:name="T18" style:family="text">
      <style:text-properties officeooo:rsid="0094fb72"/>
    </style:style>
    <style:style style:name="T19" style:family="text">
      <style:text-properties officeooo:rsid="0096093d"/>
    </style:style>
    <style:style style:name="T20" style:family="text">
      <style:text-properties officeooo:rsid="0096508d"/>
    </style:style>
    <style:style style:name="T21" style:family="text">
      <style:text-properties officeooo:rsid="00971e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Programação Orientada a Objetos</text:p>
      <text:p text:style-name="P9"/>
      <text:p text:style-name="P17"><text:span text:style-name="T1">Prof. D</text:span><text:span text:style-name="T2">elano</text:span><text:span text:style-name="T1"> </text:span><text:span text:style-name="T2">Beder</text:span></text:p>
      <text:p text:style-name="P10"/>
      <text:p text:style-name="P21"/>
      <text:p text:style-name="P12">Roteiro <text:span text:style-name="T16">1</text:span><text:span text:style-name="T21">7</text:span><text:span text:style-name="T16"> – Leitura e Escrita de Arquivos (Texto)</text:span></text:p>
      <text:p text:style-name="P12"/>
      <text:p text:style-name="P18"><text:span text:style-name="T4">1. </text:span><text:span text:style-name="T5">Crie um projeto no Netbeans (</text:span><text:span text:style-name="T8">Aplicação C/C++</text:span><text:span text:style-name="T5">) denominado </text:span><text:span text:style-name="T11">ArquivoTexto</text:span></text:p>
      <text:p text:style-name="P14"/>
      <text:p text:style-name="P16"><text:span text:style-name="T3">1.1 Escolha: Criar arquivo </text:span><text:span text:style-name="T6">principal </text:span><text:span text:style-name="T7">main </text:span><text:span text:style-name="T9">(C</text:span><text:span text:style-name="T10">++</text:span><text:span text:style-name="T9">)</text:span></text:p>
      <text:p text:style-name="P11"/>
      <text:p text:style-name="P1"><text:bookmark-start text:name="__DdeLink__411_123515085"/><text:span text:style-name="T18">2</text:span>. <text:span text:style-name="T14">Atualize o arquivo main.cpp</text:span><text:bookmark-end text:name="__DdeLink__411_123515085"/></text:p>
      <text:p text:style-name="P1"/>
      <text:p text:style-name="P13"><text:bookmark-start text:name="__DdeLink__413_123515085"/>Faça um programa que lê 3 números do teclado e imprima o maior dos valores lidos.</text:p>
      <text:p text:style-name="P13"/>
      <text:p text:style-name="P22">#include &lt;iostream&gt;</text:p>
      <text:p text:style-name="P22">using namespace std;</text:p>
      <text:p text:style-name="P22"/>
      <text:p text:style-name="P22">int main(int argc, char** argv) {</text:p>
      <text:p text:style-name="P22"/>
      <text:p text:style-name="P22"><text:s text:c="4"/>int a, b, c, maior;</text:p>
      <text:p text:style-name="P22"><text:s text:c="4"/></text:p>
      <text:p text:style-name="P22"><text:s text:c="4"/>cin &gt;&gt; a &gt;&gt; b &gt;&gt; c;</text:p>
      <text:p text:style-name="P22"><text:s text:c="4"/></text:p>
      <text:p text:style-name="P22"><text:s text:c="4"/>if (a &gt; b) {</text:p>
      <text:p text:style-name="P22"><text:s text:c="8"/>maior = a;</text:p>
      <text:p text:style-name="P22"><text:s text:c="4"/>} else {</text:p>
      <text:p text:style-name="P22"><text:s text:c="8"/>maior = b;</text:p>
      <text:p text:style-name="P22"><text:s text:c="4"/>}</text:p>
      <text:p text:style-name="P22"><text:s text:c="4"/></text:p>
      <text:p text:style-name="P22"><text:s text:c="4"/>if (c &gt; maior) {</text:p>
      <text:p text:style-name="P22"><text:s text:c="8"/>maior = c;</text:p>
      <text:p text:style-name="P22"><text:s text:c="4"/>}</text:p>
      <text:p text:style-name="P22"><text:s text:c="4"/></text:p>
      <text:p text:style-name="P22"><text:s text:c="4"/>cout &lt;&lt; "Maior valor e: " &lt;&lt; maior &lt;&lt; endl;</text:p>
      <text:p text:style-name="P22"><text:s text:c="4"/>return 0;</text:p>
      <text:p text:style-name="P22">}</text:p>
      <text:p text:style-name="P5"><text:bookmark-end text:name="__DdeLink__413_123515085"/></text:p>
      <text:p text:style-name="P5"><text:span text:style-name="T18">3</text:span>. Compile e execute (verifique <text:span text:style-name="T15">a</text:span> <text:span text:style-name="T15">saída impressa</text:span>)</text:p>
      <text:p text:style-name="P24"/>
      <text:p text:style-name="Horizontal_20_Line"/>
      <text:p text:style-name="P2"><text:span text:style-name="T19">4</text:span>. <text:span text:style-name="T14">Atualize o arquivo main.cpp</text:span></text:p>
      <text:p text:style-name="Horizontal_20_Line"/>
      <text:p text:style-name="P19"><text:span text:style-name="T12">Faça um programa que lê 3 números de um arquivo texto </text:span><text:span text:style-name="T13">(“entrada.txt”) </text:span><text:span text:style-name="T12">e imprima o maior dos valores lidos.</text:span></text:p>
      <text:p text:style-name="P13"/>
      <text:p text:style-name="P23">#include &lt;iostream&gt;</text:p>
      <text:p text:style-name="P23">#include &lt;fstream&gt;</text:p>
      <text:p text:style-name="P23">using namespace std;</text:p>
      <text:p text:style-name="P23"/>
      <text:p text:style-name="P23">int main(int argc, char** argv) {</text:p>
      <text:p text:style-name="P23"/>
      <text:p text:style-name="P23"><text:s text:c="4"/>ifstream in;</text:p>
      <text:p text:style-name="P23"><text:s text:c="4"/>in.open("entrada.txt");</text:p>
      <text:p text:style-name="P23"><text:s text:c="4"/></text:p>
      <text:p text:style-name="P23"><text:s text:c="4"/>int a, b, c, maior;</text:p>
      <text:p text:style-name="P23"><text:s text:c="4"/></text:p>
      <text:p text:style-name="P23"><text:s text:c="4"/>in &gt;&gt; a &gt;&gt; b &gt;&gt; c;</text:p>
      <text:p text:style-name="P23"><text:s text:c="4"/></text:p>
      <text:p text:style-name="P23"><text:s text:c="4"/>if (a &gt; b) {</text:p>
      <text:p text:style-name="P23"><text:s text:c="8"/>maior = a;</text:p>
      <text:p text:style-name="P23"><text:s text:c="4"/>} else {</text:p>
      <text:p text:style-name="P23"><text:s text:c="8"/>maior = b;</text:p>
      <text:p text:style-name="P23"><text:s text:c="4"/>}</text:p>
      <text:p text:style-name="P23"><text:s text:c="4"/></text:p>
      <text:p text:style-name="P23"><text:s text:c="4"/>if (c &gt; maior) {</text:p>
      <text:p text:style-name="P23"><text:s text:c="8"/>maior = c;</text:p>
      <text:p text:style-name="P23"><text:s text:c="4"/>}</text:p>
      <text:p text:style-name="P23"><text:s text:c="4"/></text:p>
      <text:p text:style-name="P23"><text:s text:c="4"/>cout &lt;&lt; "Maior valor e: " &lt;&lt; maior &lt;&lt; endl;</text:p>
      <text:p text:style-name="P23"><text:s text:c="4"/>return 0;</text:p>
      <text:p text:style-name="P23">}</text:p>
      <text:p text:style-name="P8"><text:bookmark-start text:name="__DdeLink__568_595570624"/></text:p>
      <text:p text:style-name="P4"><text:span text:style-name="T20">5</text:span>. Compile e execute (verifique <text:span text:style-name="T15">a</text:span> <text:span text:style-name="T15">saída impressa</text:span>)<text:bookmark-end text:name="__DdeLink__568_595570624"/></text:p>
      <text:p text:style-name="P4"/>
      <text:p text:style-name="P3"><text:span text:style-name="T20">6</text:span>. <text:span text:style-name="T14">Atualize o arquivo main.cpp</text:span></text:p>
      <text:p text:style-name="P25"><text:soft-page-break/></text:p>
      <text:p text:style-name="P20"><text:span text:style-name="T12">Faça um programa que lê 3 números de um arquivo texto </text:span><text:span text:style-name="T13">(“entrada.txt”) </text:span><text:span text:style-name="T12">e </text:span><text:span text:style-name="T13">gere um novo arquivo</text:span><text:span text:style-name="T12"> </text:span><text:span text:style-name="T13">com o conteúdo: </text:span><text:span text:style-name="T12">o maior dos valores lidos.</text:span></text:p>
      <text:p text:style-name="P15"/>
      <text:p text:style-name="P23">#include &lt;iostream&gt;</text:p>
      <text:p text:style-name="P23">#include &lt;fstream&gt;</text:p>
      <text:p text:style-name="P23">using namespace std;</text:p>
      <text:p text:style-name="P23"/>
      <text:p text:style-name="P23">int main(int argc, char** argv) {</text:p>
      <text:p text:style-name="P23"/>
      <text:p text:style-name="P23"><text:s text:c="4"/>ifstream in;</text:p>
      <text:p text:style-name="P23"><text:s text:c="4"/>ofstream out;</text:p>
      <text:p text:style-name="P23"><text:s text:c="4"/>in.open("entrada.txt");</text:p>
      <text:p text:style-name="P23"><text:s text:c="4"/>out.open("saida.txt");</text:p>
      <text:p text:style-name="P23"><text:s text:c="4"/></text:p>
      <text:p text:style-name="P23"><text:s text:c="4"/>int a, b, c, maior;</text:p>
      <text:p text:style-name="P23"><text:s text:c="4"/></text:p>
      <text:p text:style-name="P23"><text:s text:c="4"/>in &gt;&gt; a &gt;&gt; b &gt;&gt; c;</text:p>
      <text:p text:style-name="P23"><text:s text:c="4"/></text:p>
      <text:p text:style-name="P23"><text:s text:c="4"/>if (a &gt; b) {</text:p>
      <text:p text:style-name="P23"><text:s text:c="8"/>maior = a;</text:p>
      <text:p text:style-name="P23"><text:s text:c="4"/>} else {</text:p>
      <text:p text:style-name="P23"><text:s text:c="8"/>maior = b;</text:p>
      <text:p text:style-name="P23"><text:s text:c="4"/>}</text:p>
      <text:p text:style-name="P23"><text:s text:c="4"/></text:p>
      <text:p text:style-name="P23"><text:s text:c="4"/>if (c &gt; maior) {</text:p>
      <text:p text:style-name="P23"><text:s text:c="8"/>maior = c;</text:p>
      <text:p text:style-name="P23"><text:s text:c="4"/>}</text:p>
      <text:p text:style-name="P23"><text:s text:c="4"/></text:p>
      <text:p text:style-name="P23"><text:s text:c="4"/>out &lt;&lt; "Maior valor e: " &lt;&lt; maior &lt;&lt; endl;</text:p>
      <text:p text:style-name="P23"><text:s text:c="4"/>return 0;</text:p>
      <text:p text:style-name="P23">}</text:p>
      <text:p text:style-name="P8"><text:bookmark-start text:name="__DdeLink__568_5955706241"/></text:p>
      <text:p text:style-name="P6"><text:span text:style-name="T20">6</text:span>. Compile e execute (verifique <text:span text:style-name="T15">a</text:span> <text:span text:style-name="T15">saída impressa</text:span>)<text:bookmark-end text:name="__DdeLink__568_5955706241"/></text:p>
      <text:p text:style-name="P7"><text:span text:style-name="T17">7</text:span>. Fi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1" svg:font-family="Ubuntu" style:font-pitch="variable"/>
    <style:font-face style:name="MathJax_Typewriter" svg:font-family="MathJax_Typewriter" style:font-family-generic="modern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Ubuntu2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orizontal_20_Line" style:display-name="Horizontal Line" style:family="paragraph" style:parent-style-name="Standard" style:class="html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78cm" fo:margin-bottom="1.778cm" fo:margin-left="1.778cm" fo:margin-right="1.778cm" fo:background-color="#ffffff" style:writing-mode="lr-tb" style:layout-grid-color="#c0c0c0" style:layout-grid-lines="2614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3-01T13:12:56.939751167</dc:date>
    <meta:editing-duration>PT8H12M29S</meta:editing-duration>
    <meta:editing-cycles>88</meta:editing-cycles>
    <meta:document-statistic meta:table-count="0" meta:image-count="0" meta:object-count="0" meta:page-count="2" meta:paragraph-count="85" meta:word-count="326" meta:character-count="1874" meta:non-whitespace-character-count="1358"/>
  </office:meta>
</office:document-meta>
</file>